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46000000308FE5743C64D26CCF.png" manifest:media-type="image/png"/>
  <manifest:file-entry manifest:full-path="Pictures/10000000000000700000003039C4698055C3C2BD.png" manifest:media-type="image/png"/>
  <manifest:file-entry manifest:full-path="Pictures/100000000000008600000030B95AE6545DB0E3B0.png" manifest:media-type="image/png"/>
  <manifest:file-entry manifest:full-path="Pictures/1000000000000087000000309AEC6957EE08480B.png" manifest:media-type="image/png"/>
  <manifest:file-entry manifest:full-path="Pictures/100000000000009100000030C8523C4BDA8707F7.png" manifest:media-type="image/png"/>
  <manifest:file-entry manifest:full-path="Pictures/1000000000000075000000308B82366086DC812A.png" manifest:media-type="image/png"/>
  <manifest:file-entry manifest:full-path="Pictures/10000000000000A900000030B95906F92A32DAE5.png" manifest:media-type="image/png"/>
  <manifest:file-entry manifest:full-path="Pictures/10000000000000B6000000307E9F7CC676F7398B.png" manifest:media-type="image/png"/>
  <manifest:file-entry manifest:full-path="Pictures/10000000000000680000003090DE699442221B7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 fo:min-height="18.75cm" fo:min-width="10.75cm"/>
      <style:paragraph-properties style:writing-mode="lr-tb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top" draw:auto-grow-height="false" fo:min-height="2cm" fo:min-width="3.75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top" draw:auto-grow-height="false" fo:min-height="14.25cm" fo:min-width="10.25cm"/>
      <style:paragraph-properties style:writing-mode="lr-tb"/>
    </style:style>
    <style:style style:name="gr5" style:family="graphic" style:parent-style-name="standard">
      <style:graphic-properties draw:stroke="dash" draw:stroke-dash="Dash" svg:stroke-width="0.053cm" draw:marker-start-width="0.279cm" draw:marker-end-width="0.279cm" svg:stroke-linecap="butt" draw:fill="none" draw:textarea-horizontal-align="justify" draw:textarea-vertical-align="middle" draw:auto-grow-height="false" fo:min-height="5.498cm" fo:min-width="9.698cm" fo:padding-top="0.151cm" fo:padding-bottom="0.151cm" fo:padding-left="0.276cm" fo:padding-right="0.276cm"/>
    </style:style>
    <style:style style:name="gr6" style:family="graphic" style:parent-style-name="standard">
      <style:graphic-properties draw:fill="none" draw:textarea-horizontal-align="justify" draw:textarea-vertical-align="top" draw:auto-grow-height="false" fo:min-height="5.25cm" fo:min-width="9.5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top" draw:auto-grow-height="false" fo:min-height="3.4cm" fo:min-width="9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top" draw:auto-grow-height="false" fo:min-height="0.75cm" fo:min-width="3.75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top" draw:auto-grow-height="false" fo:min-height="1.5cm" fo:min-width="5cm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6.25cm" fo:min-width="8.25cm"/>
    </style:style>
    <style:style style:name="gr11" style:family="graphic" style:parent-style-name="standard">
      <style:graphic-properties draw:stroke="dash" draw:stroke-dash="Dash" svg:stroke-width="0.053cm" draw:marker-start-width="0.279cm" draw:marker-end-width="0.279cm" svg:stroke-linecap="butt" draw:fill="none" draw:textarea-horizontal-align="justify" draw:textarea-vertical-align="middle" draw:auto-grow-height="false" fo:min-height="4.198cm" fo:min-width="7.698cm" fo:padding-top="0.151cm" fo:padding-bottom="0.151cm" fo:padding-left="0.276cm" fo:padding-right="0.276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3.75cm" fo:min-width="7.25cm"/>
    </style:style>
    <style:style style:name="gr13" style:family="graphic" style:parent-style-name="standard">
      <style:graphic-properties draw:stroke="dash" draw:stroke-dash="Dash" svg:stroke-width="0.053cm" draw:marker-start-width="0.279cm" draw:marker-end-width="0.279cm" svg:stroke-linecap="butt" draw:fill="none" draw:textarea-horizontal-align="justify" draw:textarea-vertical-align="middle" draw:auto-grow-height="false" fo:min-height="1.698cm" fo:min-width="6.798cm" fo:padding-top="0.151cm" fo:padding-bottom="0.151cm" fo:padding-left="0.276cm" fo:padding-right="0.276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.5cm" fo:min-width="6.5cm"/>
    </style:style>
    <style:style style:name="gr15" style:family="graphic" style:parent-style-name="standard">
      <style:graphic-properties draw:fill="none" draw:textarea-horizontal-align="justify" draw:textarea-vertical-align="top" draw:auto-grow-height="false" fo:min-height="0.5cm" fo:min-width="2.75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name="fgh" draw:style-name="gr1" draw:text-style-name="P1" draw:layer="layout" svg:width="11.25cm" svg:height="19cm" svg:x="1cm" svg:y="1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1.851cm" svg:height="1.269cm" svg:x="1.3cm" svg:y="1.2cm">
            <draw:image xlink:href="Pictures/1000000000000046000000308FE5743C64D26CCF.png" xlink:type="simple" xlink:show="embed" xlink:actuate="onLoad" draw:mime-type="image/png">
              <text:p/>
            </draw:image>
          </draw:frame>
          <draw:custom-shape draw:style-name="gr3" draw:text-style-name="P5" draw:layer="layout" svg:width="4.25cm" svg:height="2.25cm" svg:x="3.25cm" svg:y="1.25cm">
            <text:p text:style-name="P3"><text:span text:style-name="T1">MB timeouts</text:span></text:p>
            <text:p text:style-name="P4"><text:span text:style-name="T2"><text:tab/></text:span><text:span text:style-name="T3">reconn_timeout</text:span></text:p>
            <text:p text:style-name="P4"><text:span text:style-name="T3"><text:tab/></text:span><text:span text:style-name="T3">N attempt max</text:span></text:p>
            <text:p text:style-name="P4"><text:span text:style-name="T3"><text:tab/></text:span><text:span text:style-name="T3">t_reset_TTL</text:span></text:p>
            <text:p text:style-name="P4"><text:span text:style-name="T3"><text:tab/></text:span><text:span text:style-name="T3">perio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name="fgh" draw:style-name="gr4" draw:text-style-name="P1" draw:layer="layout" svg:width="10.75cm" svg:height="14.5cm" svg:x="1.25cm" svg:y="3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2" draw:layer="layout" svg:width="3.571cm" svg:height="1.269cm" svg:x="1.5cm" svg:y="3.881cm">
              <draw:image xlink:href="Pictures/1000000000000087000000309AEC6957EE08480B.png" xlink:type="simple" xlink:show="embed" xlink:actuate="onLoad" draw:mime-type="image/png">
                <text:p/>
              </draw:image>
            </draw:frame>
            <draw:custom-shape draw:style-name="gr5" draw:text-style-name="P6" draw:layer="layout" svg:width="10.25cm" svg:height="5.8cm" svg:x="1.5cm" svg:y="5.35cm">
              <text:p/>
              <draw:enhanced-geometry svg:viewBox="0 0 21600 21600" draw:type="rectangle" draw:enhanced-path="M 0 0 L 21600 0 21600 21600 0 21600 0 0 Z N"/>
            </draw:custom-shape>
            <draw:g>
              <draw:custom-shape draw:name="fgh" draw:style-name="gr6" draw:text-style-name="P1" draw:layer="layout" svg:width="10cm" svg:height="5.5cm" svg:x="1.65cm" svg:y="5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" draw:text-style-name="P2" draw:layer="layout" svg:width="3.095cm" svg:height="1.269cm" svg:x="1.9cm" svg:y="5.75cm">
                <draw:image xlink:href="Pictures/1000000000000075000000308B82366086DC812A.png" xlink:type="simple" xlink:show="embed" xlink:actuate="onLoad" draw:mime-type="image/png">
                  <text:p/>
                </draw:image>
              </draw:frame>
              <draw:g>
                <draw:custom-shape draw:name="fgh" draw:style-name="gr7" draw:text-style-name="P1" draw:layer="layout" svg:width="9.5cm" svg:height="3.65cm" svg:x="1.9cm" svg:y="7.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8" draw:text-style-name="P5" draw:layer="layout" svg:width="4.25cm" svg:height="1cm" svg:x="6.9cm" svg:y="7.35cm">
                  <text:p text:style-name="P3"><text:span text:style-name="T3">read operation timeout</text:span></text:p>
                  <text:p text:style-name="P4"><text:span text:style-name="T3">write operation timeout</text:span></text:p>
                  <text:p text:style-name="P4"><text:span text:style-name="T3"/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2" draw:text-style-name="P2" draw:layer="layout" svg:width="4.47cm" svg:height="1.269cm" svg:x="2.18cm" svg:y="7.35cm">
                  <draw:image xlink:href="Pictures/10000000000000A900000030B95906F92A32DAE5.png" xlink:type="simple" xlink:show="embed" xlink:actuate="onLoad" draw:mime-type="image/png">
                    <text:p/>
                  </draw:image>
                </draw:frame>
                <draw:g>
                  <draw:custom-shape draw:name="fgh" draw:style-name="gr9" draw:text-style-name="P1" draw:layer="layout" svg:width="5.5cm" svg:height="1.75cm" svg:x="2.2cm" svg:y="8.7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frame draw:style-name="gr2" draw:text-style-name="P2" draw:layer="layout" svg:width="4.814cm" svg:height="1.269cm" svg:x="2.45cm" svg:y="8.95cm">
                    <draw:image xlink:href="Pictures/10000000000000B6000000307E9F7CC676F7398B.png" xlink:type="simple" xlink:show="embed" xlink:actuate="onLoad" draw:mime-type="image/png">
                      <text:p/>
                    </draw:image>
                  </draw:frame>
                </draw:g>
              </draw:g>
            </draw:g>
            <draw:g>
              <draw:frame draw:style-name="gr2" draw:text-style-name="P2" draw:layer="layout" svg:width="3.835cm" svg:height="1.269cm" svg:x="1.75cm" svg:y="11.65cm">
                <draw:image xlink:href="Pictures/100000000000009100000030C8523C4BDA8707F7.png" xlink:type="simple" xlink:show="embed" xlink:actuate="onLoad" draw:mime-type="image/png">
                  <text:p/>
                </draw:image>
              </draw:frame>
              <draw:custom-shape draw:style-name="gr10" draw:text-style-name="P6" draw:layer="layout" svg:width="8.75cm" svg:height="6.5cm" svg:x="1.5cm" svg:y="11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6" draw:layer="layout" svg:width="8.25cm" svg:height="4.5cm" svg:x="1.75cm" svg:y="13.15cm">
                <text:p/>
                <draw:enhanced-geometry svg:viewBox="0 0 21600 21600" draw:type="rectangle" draw:enhanced-path="M 0 0 L 21600 0 21600 21600 0 21600 0 0 Z N"/>
              </draw:custom-shape>
              <draw:g>
                <draw:frame draw:style-name="gr2" draw:text-style-name="P2" draw:layer="layout" svg:width="3.544cm" svg:height="1.269cm" svg:x="2.206cm" svg:y="13.631cm">
                  <draw:image xlink:href="Pictures/100000000000008600000030B95AE6545DB0E3B0.png" xlink:type="simple" xlink:show="embed" xlink:actuate="onLoad" draw:mime-type="image/png">
                    <text:p/>
                  </draw:image>
                </draw:frame>
                <draw:custom-shape draw:style-name="gr12" draw:text-style-name="P6" draw:layer="layout" svg:width="7.75cm" svg:height="4cm" svg:x="2cm" svg:y="13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3" draw:text-style-name="P6" draw:layer="layout" svg:width="7.35cm" svg:height="2cm" svg:x="2.25cm" svg:y="15.15cm">
                  <text:p/>
                  <draw:enhanced-geometry svg:viewBox="0 0 21600 21600" draw:type="rectangle" draw:enhanced-path="M 0 0 L 21600 0 21600 21600 0 21600 0 0 Z N"/>
                </draw:custom-shape>
                <draw:g>
                  <draw:frame draw:style-name="gr2" draw:text-style-name="P2" draw:layer="layout" svg:width="2.962cm" svg:height="1.269cm" svg:x="2.7cm" svg:y="15.501cm">
                    <draw:image xlink:href="Pictures/10000000000000700000003039C4698055C3C2BD.png" xlink:type="simple" xlink:show="embed" xlink:actuate="onLoad" draw:mime-type="image/png">
                      <text:p/>
                    </draw:image>
                  </draw:frame>
                  <draw:custom-shape draw:style-name="gr14" draw:text-style-name="P6" draw:layer="layout" svg:width="7cm" svg:height="1.75cm" svg:x="2.45cm" svg:y="15.25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5" draw:text-style-name="P5" draw:layer="layout" svg:width="3.25cm" svg:height="0.75cm" svg:x="5.95cm" svg:y="15.5cm">
                    <text:p text:style-name="P3"><text:span text:style-name="T3">connect_timeou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frame draw:style-name="gr2" draw:text-style-name="P2" draw:layer="layout" svg:width="2.751cm" svg:height="1.269cm" svg:x="1.25cm" svg:y="18.4cm">
            <draw:image xlink:href="Pictures/10000000000000680000003090DE699442221B71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30T10:15:10.237000000</meta:creation-date>
    <dc:date>2022-11-30T11:31:35.118000000</dc:date>
    <meta:editing-duration>PT34M41S</meta:editing-duration>
    <meta:editing-cycles>5</meta:editing-cycles>
    <meta:generator>LibreOffice/7.3.2.2$Windows_X86_64 LibreOffice_project/49f2b1bff42cfccbd8f788c8dc32c1c309559be0</meta:generator>
    <meta:document-statistic meta:object-count="31"/>
  </office:meta>
</office:document-meta>
</file>